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2.576cm" fo:min-width="6.276cm" fo:padding-top="0.025cm" fo:padding-bottom="0.025cm" fo:padding-left="0.025cm" fo:padding-right="0.02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66cm" fo:min-width="0.066cm"/>
    </style:style>
    <style:style style:name="P1" style:family="paragraph">
      <loext:graphic-properties draw:fill-color="#ffff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cm" svg:y="1.22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g>
          <draw:custom-shape draw:style-name="gr2" draw:text-style-name="P2" draw:layer="layout" svg:width="8.946cm" svg:height="3.714cm" draw:transform="rotate (-0.24329889772801) translate (1.876cm 1.11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3" draw:layer="layout" svg:x1="10.112cm" svg:y1="5.073cm" svg:x2="1.429cm" svg:y2="2.918cm">
            <text:p/>
          </draw:line>
          <draw:line draw:style-name="gr3" draw:text-style-name="P3" draw:layer="layout" svg:x1="5.323cm" svg:y1="5.799cm" svg:x2="6.218cm" svg:y2="2.194cm">
            <text:p/>
          </draw:line>
        </draw:g>
        <draw:custom-shape draw:style-name="gr4" draw:text-style-name="P4" draw:layer="layout" svg:width="0.092cm" svg:height="0.092cm" svg:x="5.726cm" svg:y="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3:36:32.288000000</dc:date>
    <dc:language>en-US</dc:language>
    <meta:editing-cycles>12</meta:editing-cycles>
    <meta:editing-duration>PT7H46M50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